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Text_20_body">
      <style:paragraph-properties fo:line-height="115%" fo:text-align="start" style:justify-single-word="false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margin-left="5.502cm" fo:margin-right="0cm" fo:text-align="end" style:justify-single-word="false" fo:text-indent="0cm" style:auto-text-indent="false"/>
    </style:style>
    <style:style style:name="P8" style:family="paragraph" style:parent-style-name="Standard">
      <style:paragraph-properties fo:margin-left="5.502cm" fo:margin-right="0cm" fo:text-align="end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master-page-name="Standard">
      <style:paragraph-properties fo:margin-left="5.502cm" fo:margin-right="0cm" fo:text-align="end" style:justify-single-word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0.16cm" fo:margin-right="0cm" fo:text-align="end" style:justify-single-word="false" fo:text-indent="0cm" style:auto-text-indent="false"/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margin-left="10.16cm" fo:margin-right="0cm" fo:text-align="end" style:justify-single-word="false" fo:text-indent="0cm" style:auto-text-indent="false"/>
      <style:text-properties fo:font-size="14pt" style:font-size-asian="14pt"/>
    </style:style>
    <style:style style:name="P12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13" style:family="paragraph" style:parent-style-name="ConsPlusNonformat">
      <style:paragraph-properties fo:line-height="115%" fo:text-align="justify" style:justify-single-word="false" fo:orphans="2" fo:widows="2"/>
    </style:style>
    <style:style style:name="P14" style:family="paragraph" style:parent-style-name="ConsPlusNonformat">
      <style:paragraph-properties fo:line-height="115%" fo:text-align="justify" style:justify-single-word="false" fo:orphans="2" fo:widows="2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size-complex="14pt"/>
    </style:style>
    <style:style style:name="T6" style:family="text">
      <style:text-properties fo:language="ru" fo:country="RU" style:font-size-complex="14pt"/>
    </style:style>
    <style:style style:name="T7" style:family="text">
      <style:text-properties fo:color="#000000" fo:letter-spacing="-0.005cm" style:font-size-complex="14pt"/>
    </style:style>
    <style:style style:name="T8" style:family="text">
      <style:text-properties fo:color="#000000" fo:letter-spacing="0.014cm" fo:language="ru" fo:country="RU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/>
      <text:p text:style-name="P8"/>
      <text:p text:style-name="P8">Департамент аттестации </text:p>
      <text:p text:style-name="P7"><text:span text:style-name="T2">научных кадров РУДН</text:span></text:p>
      <text:p text:style-name="P10"/>
      <text:p text:style-name="P11"/>
      <text:p text:style-name="P1"><text:span text:style-name="T5"><text:tab/>Диссертационный совет </text:span><text:span text:style-name="T6">_______ </text:span><text:span text:style-name="T5">направляет Вам аттестационное дело </text:span><text:span text:style-name="T6">ФИО</text:span><text:span text:style-name="T5">, гражданк</text:span><text:span text:style-name="T6">и</text:span><text:span text:style-name="T5">___, успешно защитивше</text:span><text:span text:style-name="T6">й</text:span><text:span text:style-name="T5"> диссертацию</text:span><text:span text:style-name="T6"> </text:span><text:span text:style-name="T5">«</text:span><text:span text:style-name="T6">________</text:span><text:span text:style-name="T5">» на соискание ученой </text:span><text:span text:style-name="T7">степени </text:span><text:span text:style-name="T8">кандидата/доктора _______ </text:span><text:span text:style-name="T5">наук по специальност</text:span><text:span text:style-name="T6">и ______ .</text:span></text:p>
      <text:p text:style-name="P12"><text:span text:style-name="T4">Защита диссертации состоялась___________. </text:span></text:p>
      <text:p text:style-name="P5"><text:span text:style-name="T4">Обязательный экземпляр диссертации направлен в РГБ.</text:span></text:p>
      <text:p text:style-name="P5"><text:span text:style-name="T4">Обязательный экземпляр диссертации направлен в ЦНМБ.</text:span></text:p>
      <text:p text:style-name="P2"><text:span text:style-name="T6">Ди</text:span><text:span text:style-name="T5">ссерта</text:span><text:span text:style-name="T6">ция в электронном виде </text:span><text:span text:style-name="T5">передана</text:span><text:span text:style-name="T6"> </text:span><text:span text:style-name="T5">в </text:span><text:span text:style-name="T6">ЕГИСУ НИОКТР.</text:span></text:p>
      <text:p text:style-name="P3"/>
      <text:p text:style-name="P4"/>
      <text:p text:style-name="P4"/>
      <text:p text:style-name="P13"><text:span text:style-name="T9">Председатель </text:span></text:p>
      <text:p text:style-name="P13"><text:span text:style-name="T9">диссертационного совета <text:s text:c="73"/>ФИО</text:span></text:p>
      <text:p text:style-name="P14"><text:tab/><text:tab/><text:tab/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4pt" fo:language="none" fo:country="none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_20_Знак_20_Знак_20_Знак_20_Знак" style:display-name=" Знак Знак Знак Знак" style:family="paragraph" style:parent-style-name="Standard"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00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епартамент аттестации научных и научно-педагогических работников</dc:title>
    <dc:subject/>
    <meta:keyword/>
    <meta:initial-creator>l.drobysheva</meta:initial-creator>
    <meta:creation-date>2019-02-13T14:00:00</meta:creation-date>
    <dc:creator>Пользователь</dc:creator>
    <dc:date>2024-03-14T14:30:00</dc:date>
    <meta:print-date>2019-04-24T20:33:00</meta:print-date>
    <meta:editing-cycles>15</meta:editing-cycles>
    <meta:editing-duration>PT31M</meta:editing-duration>
    <meta:document-statistic meta:table-count="0" meta:image-count="0" meta:object-count="0" meta:page-count="1" meta:paragraph-count="10" meta:word-count="56" meta:character-count="569" meta:non-whitespace-character-count="442"/>
    <meta:generator>LibreOffice/6.0.7.3$Linux_X86_64 LibreOffice_project/dc89aa7a9eabfd848af146d5086077aeed2ae4a5</meta:generator>
  </office:meta>
</office:document-meta>
</file>